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3be" officeooo:paragraph-rsid="001823be"/>
    </style:style>
    <style:style style:name="P2" style:family="paragraph" style:parent-style-name="Standard">
      <style:text-properties officeooo:rsid="001935d2" officeooo:paragraph-rsid="00193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 blablacar</text:p>
      <text:p text:style-name="P2">teeteteteteetet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17:59.429052862</meta:creation-date>
    <dc:date>2017-04-21T15:18:30.251022314</dc:date>
    <meta:editing-duration>PT1M11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" meta:word-count="3" meta:character-count="32" meta:non-whitespace-character-count="31"/>
  </office:meta>
</office:document-meta>
</file>